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fo:margin-left="0cm" fo:margin-right="-0.053cm" fo:text-indent="0cm" style:auto-text-indent="false" style:page-number="auto"/>
    </style:style>
    <style:style style:name="P2" style:family="paragraph" style:parent-style-name="Standard">
      <style:paragraph-properties fo:margin-left="0cm" fo:margin-right="-0.053cm" fo:text-indent="0cm" style:auto-text-indent="false"/>
    </style:style>
    <style:style style:name="P3" style:family="paragraph" style:parent-style-name="Standard">
      <style:paragraph-properties fo:margin-left="0cm" fo:margin-right="-0.053cm" fo:text-indent="0cm" style:auto-text-indent="false"/>
      <style:text-properties fo:background-color="#00cc00"/>
    </style:style>
    <style:style style:name="P4" style:family="paragraph" style:parent-style-name="Standard">
      <style:paragraph-properties fo:margin-left="0cm" fo:margin-right="-0.053cm" fo:text-align="center" style:justify-single-word="false" fo:text-indent="0cm" style:auto-text-indent="false"/>
    </style:style>
    <style:style style:name="P5" style:family="paragraph" style:parent-style-name="Standard">
      <style:paragraph-properties fo:margin-left="0cm" fo:margin-right="-0.053cm" fo:text-indent="0cm" style:auto-text-indent="false"/>
    </style:style>
    <style:style style:name="P6" style:family="paragraph" style:parent-style-name="Standard" style:list-style-name="L1">
      <style:paragraph-properties fo:margin-left="0cm" fo:margin-right="-0.053cm" fo:text-indent="0cm" style:auto-text-indent="false"/>
    </style:style>
    <style:style style:name="P7" style:family="paragraph" style:parent-style-name="Standard" style:list-style-name="L2">
      <style:paragraph-properties fo:margin-left="0cm" fo:margin-right="-0.053cm" fo:text-indent="0cm" style:auto-text-indent="false"/>
    </style:style>
    <style:style style:name="P8" style:family="paragraph" style:parent-style-name="Standard">
      <style:paragraph-properties fo:margin-left="0cm" fo:margin-right="-0.053cm" fo:text-align="center" style:justify-single-word="false" fo:text-indent="0cm" style:auto-text-indent="false"/>
    </style:style>
    <style:style style:name="P9" style:family="paragraph" style:parent-style-name="Standard">
      <style:paragraph-properties fo:margin-left="0cm" fo:margin-right="-0.053cm" fo:text-align="start" style:justify-single-word="false" fo:text-indent="0cm" style:auto-text-indent="false"/>
    </style:style>
    <style:style style:name="P10" style:family="paragraph" style:parent-style-name="Standard" style:list-style-name="L3">
      <style:paragraph-properties fo:margin-left="0cm" fo:margin-right="-0.053cm" fo:text-align="start" style:justify-single-word="false" fo:text-indent="0cm" style:auto-text-indent="false"/>
    </style:style>
    <style:style style:name="P11" style:family="paragraph" style:parent-style-name="Standard" style:list-style-name="L4">
      <style:paragraph-properties fo:margin-left="0cm" fo:margin-right="-0.053cm" fo:text-indent="0cm" style:auto-text-indent="false"/>
    </style:style>
    <style:style style:name="T1" style:family="text">
      <style:text-properties fo:background-color="#ffff00"/>
    </style:style>
    <style:style style:name="T2" style:family="text">
      <style:text-properties fo:background-color="#ffff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unzione duplice di una chiave: identificativo e vincolo per al ricerca di un dato</text:p>
      <text:p text:style-name="P2"/>
      <text:p text:style-name="P2">Un' AK aggiunge un vincolo per una ricerca dati così da creare più univocità sui dati, evitare dati con stesso valore in ricerca.</text:p>
      <text:p text:style-name="P2"/>
      <text:p text:style-name="P2">Id numerico pu sostituire una chiave quando non è chiaro quale informazione può divetare chiave.</text:p>
      <text:p text:style-name="P2"/>
      <text:p text:style-name="P2">Oltre alle chiavi posso aggiungere dei vincoli di integrità, regole, nella mia base di dati.</text:p>
      <text:p text:style-name="P2">Sono:</text:p>
      <text:p text:style-name="P2"/>
      <text:list xml:id="list116763286848592384" text:style-name="L1">
        <text:list-item>
          <text:p text:style-name="P6">Tutti gli attributi in una chiave primaria o alternativa non può assumere il valore NULL</text:p>
        </text:list-item>
      </text:list>
      <text:list xml:id="list5622007457414804798" text:style-name="L2">
        <text:list-item>
          <text:p text:style-name="P7">FK, vincolo referenziale, ogni volta che faccio un riferimento tra tuple di relazioni, queste <text:s/>tuple devono esistere (il codice della FK fa riferimento a un'altra tabella. Ogni volta che faccio un aggiornamento in una tabella il sistema va a controllare che esista anche nella seconda tabella relativa, controlli fatti in fase di inserimento e modifica non in fase di lettura). Esprime un concetto di relazione, legame, es: l'entità studente è iscritto nell'entità scuola. La FK non può fare riferimento ad attributi generici, fa riferimento a chiave primaria o alternativa.</text:p>
        </text:list-item>
      </text:list>
      <text:p text:style-name="P2"/>
      <text:p text:style-name="P2">Con un AK posso creare un vincolo e un rapporto 1:1 qualora fosse precedentemente uno a molti.</text:p>
      <text:p text:style-name="P2"/>
      <text:p text:style-name="P2">La FK ha valore se è NOT NULL</text:p>
      <text:p text:style-name="P2"/>
      <text:p text:style-name="P2">Le chiavi servono anche per evitare che si esprimano coppie di valori uguali.</text:p>
      <text:p text:style-name="P2">Per usare più chiavi devo usare AK insieme a PK.</text:p>
      <text:p text:style-name="P2"/>
      <text:p text:style-name="P2">UNIQUE = vincolo che permette che un valore non sia ripetuto. AK sarebbe troppo forte, darebbe l'obbligo di inserire un dato, invece in alcuni casi ho bisogno di inserire un dato che non sia ripetibile ma con inserimento non obbligatorio.</text:p>
      <text:p text:style-name="P2"/>
      <text:p text:style-name="P2">VINCOLO DI DOMINIO = <text:s/>specifico qual è il dominio di valori che assume un attributo. Limitazioni di valori su un attributo sennò l'attributo sarebbe aperto a ricevere N valori.</text:p>
      <text:p text:style-name="P2"/>
      <text:p text:style-name="P2">VEDI SLIDE PAG 42 – ESEMPIO BUONO DI RAPPORTO 1:1 E 1:MOLTI</text:p>
      <text:p text:style-name="P2"/>
      <text:p text:style-name="P2">Non si definiscono mai FK circolari, non riuscirei a inserire dati in una tabella relativa a un'altra e viceversa.</text:p>
      <text:p text:style-name="P2"/>
      <text:p text:style-name="P2">Le associazioni molti a molti prevedono l'utilizzo di una terza tabella.</text:p>
      <text:p text:style-name="P2"/>
      <text:p text:style-name="P2">Nel modello relazionale non posso esprimere vincoli a livello di schema ma a livello software.</text:p>
      <text:p text:style-name="P2"/>
      <text:p text:style-name="P2">NORMALIZZAZIONE</text:p>
      <text:p text:style-name="P2"/>
      <text:p text:style-name="P2">Una dipendenza funzionale si verifica ogni volta che conosco un valore e trovo anche l'altro valore collegato.</text:p>
      <text:p text:style-name="P2"/>
      <text:p text:style-name="P2">FORME NORMALI</text:p>
      <text:p text:style-name="P2">Regole che il mio database deve rispettare affinché la base di dati sia in una condizione efficente.</text:p>
      <text:p text:style-name="P2">La prima mi dice che il valore degli attributi devono essere atomici cioè che non posso <text:soft-page-break/>spezzarli ulteriormente.</text:p>
      <text:p text:style-name="P2">La seconda dice che se un attributo dipende da tutta la parte di chiave si avrò una ripetizione di dati. Ogni attributo dipende totalemnte da oguna delle chiavi.</text:p>
      <text:p text:style-name="P2"/>
      <text:p text:style-name="P2">La terza dice che non ci devono essere delle dipendenze transitive dalla chiave.</text:p>
      <text:p text:style-name="P2">Spezzare i dati in modo da fare 3 tabelle.</text:p>
      <text:p text:style-name="P2"/>
      <text:p text:style-name="P2"/>
      <text:p text:style-name="P2"/>
      <text:p text:style-name="P2">ENTITÀ, ATTRIBUTI, ASSOCIAZIONI, E VINCOLI = vanno cercati n questo ordine</text:p>
      <text:p text:style-name="P2"/>
      <text:p text:style-name="P2">GENERALIZZAZIONE</text:p>
      <text:p text:style-name="P2"/>
      <text:p text:style-name="P3"/>
      <text:p text:style-name="P2">COLLASSO VERSO L'ALTO: nell'esempio di Espositore che è sia Persona e Azienda; gli attributi di Persona e Azienda li metto tutti in Espositore con chiave Codice Espositore. Aggungo UNIQUE di CF e P.IVA per renderlo NOT NULL e far sì che non si ripetano.</text:p>
      <text:p text:style-name="P2"/>
      <text:p text:style-name="P2">COLLASSO VERSO IL BASSO: metto Espositore in Persona e Azienda. Tutti gli attributi di Espositore si sdoppiano e entrano in Persona e Azienda.</text:p>
      <text:p text:style-name="P2"/>
      <text:p text:style-name="P2">Persona (<text:span text:style-name="T1">codE</text:span>, CF, nome, cognome, indirizzo)</text:p>
      <text:p text:style-name="P2">AK: CF</text:p>
      <text:p text:style-name="P2">Azienda(<text:span text:style-name="T1">codE</text:span>, indirizzo, P.IVA, R.Sociale)</text:p>
      <text:p text:style-name="P2">AK: P.IVA</text:p>
      <text:p text:style-name="P2"/>
      <text:p text:style-name="P2">Non riesco a garentire che il codE sia univoco</text:p>
      <text:p text:style-name="P2"/>
      <text:p text:style-name="P2"/>
      <text:p text:style-name="P3">(da qui vedi foglio di carta Esercizio Database 2)</text:p>
      <text:p text:style-name="P2"/>
      <text:p text:style-name="P2">La terza opzione quella più corretta si chiama MANTENIMENTO DELLE ENTITÀ</text:p>
      <text:p text:style-name="P2"/>
      <text:p text:style-name="P2">Per chiave transitiva vuol dire che attraversa vari attributi per arrivare a un riferimento.</text:p>
      <text:p text:style-name="P2"/>
      <text:p text:style-name="P4">ESERCIZIO</text:p>
      <text:p text:style-name="P2"/>
      <text:p text:style-name="P2">Padiglione(<text:span text:style-name="T2">nomeP</text:span>,</text:p>
      <text:p text:style-name="P2"/>
      <text:p text:style-name="P2"/>
      <text:p text:style-name="P2"/>
      <text:p text:style-name="P2">Stand(<text:span text:style-name="T2">numero</text:span>, <text:span text:style-name="T2">nomeP</text:span>,</text:p>
      <text:p text:style-name="P2">(chiavi insieme così lo Stand è univoco nel suo Padiglione)</text:p>
      <text:p text:style-name="P2"/>
      <text:p text:style-name="P2">FK: nomeP -&gt; Padiglione</text:p>
      <text:p text:style-name="P2"/>
      <text:p text:style-name="P2"/>
      <text:p text:style-name="P2"/>
      <text:p text:style-name="P2">Evento(<text:span text:style-name="T2">idEvento</text:span>, nome, data.inizio, data.fine, P.IVA)</text:p>
      <text:p text:style-name="P2">FK: P.IVA -&gt; Organizzatore</text:p>
      <text:p text:style-name="P2"/>
      <text:p text:style-name="P2"/>
      <text:p text:style-name="P2"><text:soft-page-break/>Organizzatore( <text:span text:style-name="T2">P.IVA</text:span>, R.Sociale, indirizzo, telefono)</text:p>
      <text:p text:style-name="P2"/>
      <text:p text:style-name="P2"/>
      <text:p text:style-name="P2">Espositore(codEspositore, P.IVA, R.Sociale, CF, nome, cognome)</text:p>
      <text:p text:style-name="P2">UNIQUE P.IVA</text:p>
      <text:p text:style-name="P2">UNIQUE CF</text:p>
      <text:p text:style-name="P2"/>
      <text:p text:style-name="P2"/>
      <text:p text:style-name="P2">Prenotazione(<text:span text:style-name="T2">numero</text:span>, <text:span text:style-name="T2">nomePadiglione</text:span>, codEspositore, <text:span text:style-name="T2">idEvento</text:span>)</text:p>
      <text:p text:style-name="P2">FK: numero, nomePadiglione -&gt; Stand, NOT NULL</text:p>
      <text:p text:style-name="P2">FK: codEspositore -&gt; Espositore, NOT NULL</text:p>
      <text:p text:style-name="P2">FK: idEvento -&gt; Evento, NOT NULL</text:p>
      <text:p text:style-name="P2"/>
      <text:p text:style-name="P2"/>
      <text:p text:style-name="P4">IMPLEMENTARE IL DATABASE</text:p>
      <text:p text:style-name="P9"/>
      <text:p text:style-name="P9">Il linguaggio che studio io in merito è MySQL.</text:p>
      <text:p text:style-name="P9">Purtroppo ogni DBMS nel fare cose complesse ha un modo o nome diverso per farlo sebbene dovrebbero essere regolati da ANSI(american national standard Institute).</text:p>
      <text:p text:style-name="P9">Operazioni che posso fare:</text:p>
      <text:list xml:id="list2529645888337037382" text:style-name="L3">
        <text:list-item>
          <text:p text:style-name="P10">Data definition language, definizione e modifica dello schema database (tutto ciò che ho fatto finora nel modello relazionale, appunti e slide)</text:p>
        </text:list-item>
        <text:list-item>
          <text:p text:style-name="P10">Data manipulation language, inserire eliminare i dati</text:p>
        </text:list-item>
        <text:list-item>
          <text:p text:style-name="P10">Data Query Language: manipolazione dei dati, interrogarli, aggregare dati, fare tabelle temporanee, analitica.</text:p>
        </text:list-item>
        <text:list-item>
          <text:p text:style-name="P10">Data contorl language: gestire l'accesso ai dati, chi può fare cosa.</text:p>
        </text:list-item>
      </text:list>
      <text:p text:style-name="P9"/>
      <text:p text:style-name="P9"/>
      <text:p text:style-name="P9">Il corso è pensato per MySQL.</text:p>
      <text:p text:style-name="P9"/>
      <text:p text:style-name="P9">Avvia Apache e MySQL</text:p>
      <text:p text:style-name="P9">Nel browser: http://localhost/phpmyadmin/</text:p>
      <text:p text:style-name="P2"/>
      <text:p text:style-name="P2"/>
      <text:p text:style-name="P2"/>
      <text:p text:style-name="P2">hostname: 127,0,0,1(mio pc)<text:tab/><text:tab/><text:tab/>port : 3306</text:p>
      <text:p text:style-name="P2"/>
      <text:p text:style-name="P2">username: root</text:p>
      <text:p text:style-name="P2"/>
      <text:p text:style-name="P2"/>
      <text:p text:style-name="P2">SINTASSI CHE MI SERVE PER FARE LE TABELLE</text:p>
      <text:p text:style-name="P2"/>
      <text:p text:style-name="P2">All'interno di un DBMS ci sono tanti database.</text:p>
      <text:p text:style-name="P2">Dentro il database ci metto le tabelle e altri oggetti.</text:p>
      <text:p text:style-name="P2">SQL è un linguaggio dichiarativo.</text:p>
      <text:p text:style-name="P2">Il database è un file o più file, in più c'è il file di log, esso fa una storia delle varie operazioni create ed eseguite.</text:p>
      <text:p text:style-name="P2"/>
      <text:p text:style-name="P2">CREATE DATABSE nome_database;<text:tab/><text:tab/>crea</text:p>
      <text:p text:style-name="P2">ALTER DATABASE nome_database;<text:tab/><text:tab/>modifica</text:p>
      <text:p text:style-name="P2">DROP DATABASE nome_database;<text:tab/><text:tab/>elimina il database</text:p>
      <text:p text:style-name="P2">USE nome_database;<text:tab/><text:tab/><text:tab/><text:tab/>esegue le istruzioni su un database specifico</text:p>
      <text:p text:style-name="P2"><text:soft-page-break/>(da usare nel shell, interfaccia grafica)</text:p>
      <text:p text:style-name="P2">(se invece ho uno script quella la metto come prima istruzione)</text:p>
      <text:p text:style-name="P2"/>
      <text:p text:style-name="P2">COMMENTI</text:p>
      <text:p text:style-name="P2">-- commento singola riga</text:p>
      <text:p text:style-name="P2">/*...*/ commento più riga</text:p>
      <text:p text:style-name="P2"/>
      <text:p text:style-name="P2">CREARE UNA TABELLA</text:p>
      <text:p text:style-name="P2"/>
      <text:p text:style-name="P2">CREATE TABLE nome_tabella<text:tab/><text:tab/>(fuori dalle quadre è dato obbligatorio)</text:p>
      <text:p text:style-name="P2">nome_colonna / tipo di dato / [vincoli di colonna],</text:p>
      <text:p text:style-name="P2">nome_colonna / tipo di dato / [vincoli di colonna],</text:p>
      <text:p text:style-name="P2">nome_colonna / tipo di dato / [vincoli di colonna],</text:p>
      <text:p text:style-name="P2"/>
      <text:p text:style-name="P2">TIPI DI DATO</text:p>
      <text:p text:style-name="P2"/>
      <text:p text:style-name="P2">I più usati sono:</text:p>
      <text:p text:style-name="P2"/>
      <text:list xml:id="list7493527651753506241" text:style-name="L4">
        <text:list-item>
          <text:p text:style-name="P11">Interi (int, 4byte) smallint, bigint. Un bit viene sempre sprecato per memorizzare il segno di un valore.</text:p>
        </text:list-item>
        <text:list-item>
          <text:p text:style-name="P11">Money, indica valori monetari</text:p>
        </text:list-item>
        <text:list-item>
          <text:p text:style-name="P11">Real, memorizza valori con la virgola in 4byte</text:p>
        </text:list-item>
        <text:list-item>
          <text:p text:style-name="P11">Decimal(P,S) Precisione, numero totale di cifre, S, cifre dopo la virgola</text:p>
        </text:list-item>
        <text:list-item>
          <text:p text:style-name="P11">char(n) varchar(n) text (txt è testo libero, char ha lunghezza fissa, CF 16byte, varchar, lunghezza variabile 255 caratteri. Un carattere speciale /0 viene usato per capire dove finisce la stringa</text:p>
        </text:list-item>
        <text:list-item>
          <text:p text:style-name="P11">date, time, datetime (solo data, solo ra, data e ora)</text:p>
        </text:list-item>
      </text:list>
      <text:p text:style-name="P2"/>
      <text:p text:style-name="P2">Alla fine dei vari campi devo mettere una virgola eccetto sull'ultimo campo.</text:p>
      <text:p text:style-name="P2">Vincolo di chiave, di foreign key, not null, unique...</text:p>
      <text:p text:style-name="P2"/>
      <text:p text:style-name="P2">Vincolo di tupla, un attributo non può assumere valure nullo</text:p>
      <text:p text:style-name="P2">vincolo di dominio, un valore di attributo non può eessere diverso da quello che definisco io</text:p>
      <text:p text:style-name="P2">vincolo di chiave, primary key, alternative key...</text:p>
      <text:p text:style-name="P2">viancolo relazione esterne alla tabella, foreign key</text:p>
      <text:p text:style-name="P2"/>
      <text:p text:style-name="P2">Primary Key. Sottolineata, la prima</text:p>
      <text:p text:style-name="P2">Foreign Key, faccio riferimento a un'altra tabella</text:p>
      <text:p text:style-name="P2">Not Null, l'attributo non può essere nullo</text:p>
      <text:p text:style-name="P2">Unique, può assumere valore nullo ma non può ripetersi</text:p>
      <text:p text:style-name="P2">Check, specifica regole sul valore del dominio di un attributo, es: il saldo di un conto non può essere negativo, etc.</text:p>
      <text:p text:style-name="P2">Default, posso specificare un valore di default di un attributo.</text:p>
      <text:p text:style-name="P2">Non c'è la chiave alternativa. Unique e Not null creano una chiave alternativa.</text:p>
      <text:p text:style-name="P2"/>
      <text:p text:style-name="P2">Una chiave composta si fa dopo aver scritto primary key mettendo degli attributi dentro le tonde. Es:</text:p>
      <text:p text:style-name="P2"/>
      <text:p text:style-name="P2">CREATE TABLE</text:p>
      <text:p text:style-name="P2">studente(</text:p>
      <text:p text:style-name="P2">facoltà</text:p>
      <text:p text:style-name="P2">matricola</text:p>
      <text:p text:style-name="P2"><text:soft-page-break/>ecc..</text:p>
      <text:p text:style-name="P2">PRIMARY KEY(facoltà, matricola)</text:p>
      <text:p text:style-name="P2"/>
      <text:p text:style-name="P2"/>
      <text:p text:style-name="P2">CHECK</text:p>
      <text:p text:style-name="P2"/>
      <text:p text:style-name="P2">Età int Check(età &gt;0 AND eta &lt;120)</text:p>
      <text:p text:style-name="P2"/>
      <text:p text:style-name="P2">CREATE TABLE auto(</text:p>
      <text:p text:style-name="P2">num_telaio VARCHART(255) PRIMARY KEY</text:p>
      <text:p text:style-name="P2">modello VARCHART(255)</text:p>
      <text:p text:style-name="P2">colore VARCHART(255)</text:p>
      <text:p text:style-name="P2">check (colore IN ('bianco', 'nero', 'grigio'))</text:p>
      <text:p text:style-name="P2"/>
      <text:p text:style-name="P2"/>
      <text:p text:style-name="P2"/>
      <text:p text:style-name="P2">NOT NULL, di fianco ogni singolo attributo</text:p>
      <text:p text:style-name="P2">si verifica con IS NOT NULL non con operatori di confronto</text:p>
      <text:p text:style-name="P2"/>
      <text:p text:style-name="P2">UNIQUE, un attributo può essere NULL</text:p>
      <text:p text:style-name="P2"/>
      <text:p text:style-name="P2">AK, non voglio omonimi</text:p>
      <text:p text:style-name="P2">Unique: email, non voglio che mi forniscano email ma se lo fanno non può essere uguale ad altri</text:p>
      <text:p text:style-name="P2">Il modo corretto di scriverlo se convolge più di un attributo allora lo metto in coda tipo:</text:p>
      <text:p text:style-name="P2">...</text:p>
      <text:p text:style-name="P2">...</text:p>
      <text:p text:style-name="P2">...</text:p>
      <text:p text:style-name="P2">...</text:p>
      <text:p text:style-name="P2">Unique (nome e cognome), così il DBMS sa che è una AK composta e non due chiavi slegate fra loro.</text:p>
      <text:p text:style-name="P2"/>
      <text:p text:style-name="P2">In SQL apici solo singoli, no casesensitive.</text:p>
      <text:p text:style-name="P2"/>
      <text:p text:style-name="P2">2 MODI DI DEFINIRE LE FK</text:p>
      <text:p text:style-name="P2">Prima creo la tabella senza FK</text:p>
      <text:p text:style-name="P2"/>
      <text:p text:style-name="P2">comune_di_residenza varchart(50) NOT NULL REFERENCES comune(comune)</text:p>
      <text:p text:style-name="P2">Primo comune è tabella, secondo comune è l'attributo</text:p>
      <text:p text:style-name="P2"/>
      <text:p text:style-name="P2">Il modo migliore di scrivere FK è sotto l'attributo che voglio referenziare (slide 30)</text:p>
      <text:p text:style-name="P2">FOREIGN KEY(comune_di_residenza) REFERENCES comune(comune)</text:p>
      <text:p text:style-name="P2"/>
      <text:p text:style-name="P2"/>
      <text:p text:style-name="P2"/>
      <text:p text:style-name="P2">IN SQL bisogna specificare quale cella della tabella cancellare. Il mio dbms può adottare delle policy su come cancellare i dati.</text:p>
      <text:p text:style-name="P2">DI default il sistema non fa niente ma dà errore.</text:p>
      <text:p text:style-name="P2">Se devo gestirlo io non posso modificare o cancellare un valore con referenza.</text:p>
      <text:p text:style-name="P2">Se metto la policy CASCADE vuol dire che in fase di eliminazione va a cascata. Cascade lo scrivo dal lato della FK. Sotto FK scrivo la policy: ON DELETE... / per aggiornare ON UPDATE...</text:p>
      <text:p text:style-name="P2"><text:soft-page-break/>Con la policy ON UPDATE CASCADE il dato in una tabella che cambio, cambia anche nella tabella a cui fa riferimento.</text:p>
      <text:p text:style-name="P2"/>
      <text:p text:style-name="P2">Con SET NULL, il valore viene sostituito a NULL. Si sceglie solo una policy o set null o cascade.</text:p>
      <text:p text:style-name="P2"/>
      <text:p text:style-name="P2">Set default, se un attributo ha valore di default viene impostato quello.</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91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5H9M31S</meta:editing-duration>
    <meta:editing-cycles>6</meta:editing-cycles>
    <meta:generator>OpenOffice/4.1.15$Win32 OpenOffice.org_project/4115m2$Build-9813</meta:generator>
    <dc:date>2025-05-22T15:29:37.71</dc:date>
    <meta:document-statistic meta:table-count="0" meta:image-count="0" meta:object-count="0" meta:page-count="6" meta:paragraph-count="144" meta:word-count="1460" meta:character-count="8994"/>
    <meta:user-defined meta:name="Info 1"/>
    <meta:user-defined meta:name="Info 2"/>
    <meta:user-defined meta:name="Info 3"/>
    <meta:user-defined meta:name="Info 4"/>
  </office:meta>
</office:document-meta>
</file>